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tpAccountModifier.setFactor( long 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AccountModifier.getRea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AccountModifier.setEmailAddress( String email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AccountModifier.isDeliveryMethodS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AccountModifier.setMidletName( String midle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AccountModifier.setCellularNumber( String cellular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AccountModifier.setSecret( Object secr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HotpAccountModifier.getCellular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AccountModifier.setPin( String p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AccountModifier.setDeliveryMethodSms( boolean deliveryMethodS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AccountModifier.setDeliveryMethodSms( String deliveryMethodSm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otpAccountModifier.getSecr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AccountModifier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otpAccountModifier.getEmai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AccountModifi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AccountModifier.setRealm( String rea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AccountModifier.getP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AccountModifier.getCarr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AccountModifi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AccountModifier.setCarrier( String carrier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HotpAccountModifier.get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AccountModifier.getMid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